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7fc1" officeooo:paragraph-rsid="001c7f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O_as_UPDI_programmer: Development not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8T19:59:40.299000000</meta:creation-date>
    <dc:date>2021-01-18T20:00:48.162000000</dc:date>
    <meta:editing-duration>PT1M8S</meta:editing-duration>
    <meta:editing-cycles>1</meta:editing-cycles>
    <meta:document-statistic meta:table-count="0" meta:image-count="0" meta:object-count="0" meta:page-count="1" meta:paragraph-count="1" meta:word-count="3" meta:character-count="41" meta:non-whitespace-character-count="39"/>
    <meta:generator>LibreOffice/6.2.8.2$Windows_X86_64 LibreOffice_project/f82ddfca21ebc1e222a662a32b25c0c9d20169ee</meta:generator>
  </office:meta>
</office:document-meta>
</file>